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3.5138in"/>
    </style:style>
    <style:style style:name="co8" style:family="table-column">
      <style:table-column-properties fo:break-before="auto" style:column-width="8.422in"/>
    </style:style>
    <style:style style:name="co9" style:family="table-column">
      <style:table-column-properties fo:break-before="auto" style:column-width="8.5244in"/>
    </style:style>
    <style:style style:name="co10" style:family="table-column">
      <style:table-column-properties fo:break-before="auto" style:column-width="4.1165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9173in"/>
    </style:style>
    <style:style style:name="co12" style:family="table-column">
      <style:table-column-properties fo:break-before="auto" style:column-width="1.7693in"/>
    </style:style>
    <style:style style:name="co13" style:family="table-column">
      <style:table-column-properties fo:break-before="auto" style:column-width="1.1547in"/>
    </style:style>
    <style:style style:name="co14" style:family="table-column">
      <style:table-column-properties fo:break-before="auto" style:column-width="1.7272in"/>
    </style:style>
    <style:style style:name="co15" style:family="table-column">
      <style:table-column-properties fo:break-before="auto" style:column-width="1.8173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2217in"/>
    </style:style>
    <style:style style:name="co18" style:family="table-column">
      <style:table-column-properties fo:break-before="auto" style:column-width="2.5563in"/>
    </style:style>
    <style:style style:name="co19" style:family="table-column">
      <style:table-column-properties fo:break-before="auto" style:column-width="2.5681in"/>
    </style:style>
    <style:style style:name="co20" style:family="table-column">
      <style:table-column-properties fo:break-before="auto" style:column-width="3.1638in"/>
    </style:style>
    <style:style style:name="co21" style:family="table-column">
      <style:table-column-properties fo:break-before="auto" style:column-width="3.128in"/>
    </style:style>
    <style:style style:name="co22" style:family="table-column">
      <style:table-column-properties fo:break-before="auto" style:column-width="2.9252in"/>
    </style:style>
    <style:style style:name="co23" style:family="table-column">
      <style:table-column-properties fo:break-before="auto" style:column-width="0.7689in"/>
    </style:style>
    <style:style style:name="co24" style:family="table-column">
      <style:table-column-properties fo:break-before="auto" style:column-width="6.5346in"/>
    </style:style>
    <style:style style:name="co25" style:family="table-column">
      <style:table-column-properties fo:break-before="auto" style:column-width="2.7228in"/>
    </style:style>
    <style:style style:name="co26" style:family="table-column">
      <style:table-column-properties fo:break-before="auto" style:column-width="1.1862in"/>
    </style:style>
    <style:style style:name="co27" style:family="table-column">
      <style:table-column-properties fo:break-before="auto" style:column-width="3.7591in"/>
    </style:style>
    <style:style style:name="co28" style:family="table-column">
      <style:table-column-properties fo:break-before="auto" style:column-width="1.8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74pt solid #000000"/>
    </style:style>
    <style:style style:name="ce17" style:family="table-cell" style:parent-style-name="Default">
      <style:table-cell-properties fo:background-color="transparent" fo:border="0.74pt solid #000000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transparent" fo:border="0.74pt solid #000000"/>
      <style:text-properties style:text-underline-style="none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74pt solid #000000"/>
    </style:style>
    <style:style style:name="ce24" style:family="table-cell" style:parent-style-name="Default"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5.3437in"/>
    </style:style>
    <style:style style:name="P1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i-lamp" table:style-name="ta1"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4" table:number-columns-repeated="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Modular mini-lamp</text:p>
          </table:table-cell>
          <table:table-cell/>
          <table:table-cell table:style-name="ce21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33.79" calcext:value-type="float">
            <text:p>33.79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printing ti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mdf 3mm thi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m2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modular-mini-lamp" xlink:type="simple">https://gitlab.fabcity.hamburg/hardware/modular-mini-lamp</text:a></text:p>
          </table:table-cell>
          <table:table-cell table:number-columns-repeated="15"/>
        </table:table-row>
        <table:table-row table:style-name="ro1" table:number-rows-repeated="4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Time (95mins)</text:p>
          </table:table-cell>
          <table:table-cell table:style-name="ce21" office:value-type="string" calcext:value-type="string">
            <text:p>3D printer consumpt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024-11-05 14:31:0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verage power</text:p>
          </table:table-cell>
          <table:table-cell table:formula="of:=SUM([.C13:.C32])/(COUNT([.C13:.C32])*1000)" office:value-type="float" office:value="0.10643" calcext:value-type="float">
            <text:p>0.10643</text:p>
          </table:table-cell>
          <table:table-cell office:value-type="string" calcext:value-type="string">
            <text:p>k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4-11-05 14:36: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uration</text:p>
          </table:table-cell>
          <table:table-cell table:formula="of:=95/60" office:value-type="float" office:value="1.58333333333333" calcext:value-type="float">
            <text:p>1.58333333333333</text:p>
          </table:table-cell>
          <table:table-cell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4-11-05 14:41: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46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51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5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01: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0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11: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1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21: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2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31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36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4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46: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5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56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6:01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6:06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TOTAL</text:p>
          </table:table-cell>
          <table:table-cell table:formula="of:=SUM([.C13:.C32])" office:value-type="float" office:value="2128.6" calcext:value-type="float">
            <text:p>2128.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Energy</text:p>
          </table:table-cell>
          <table:table-cell table:formula="of:=[.F13]*[.F14]" office:value-type="float" office:value="0.168514166666667" calcext:value-type="float">
            <text:p>0.168514166666667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Large Laser Consumption</text:p>
          </table:table-cell>
          <table:table-cell/>
          <table:table-cell office:value-type="string" calcext:value-type="string">
            <text:p>average power</text:p>
          </table:table-cell>
          <table:table-cell table:formula="of:=SUM([.C37:.C38])/(COUNT([.C37:.C38])*1000)" office:value-type="float" office:value="0.4865" calcext:value-type="float">
            <text:p>0.4865</text:p>
          </table:table-cell>
          <table:table-cell office:value-type="string" calcext:value-type="string">
            <text:p>k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4-11-08 16:41: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uration</text:p>
          </table:table-cell>
          <table:table-cell table:formula="of:=5/60" office:value-type="float" office:value="0.0833333333333333" calcext:value-type="float">
            <text:p>0.0833333333333333</text:p>
          </table:table-cell>
          <table:table-cell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4-11-08 16:46: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TOTAL</text:p>
          </table:table-cell>
          <table:table-cell table:formula="of:=SUM([.C37:.C38])" office:value-type="float" office:value="973" calcext:value-type="float">
            <text:p>97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Energy</text:p>
          </table:table-cell>
          <table:table-cell table:formula="of:=[.F36]*[.F37]" office:value-type="float" office:value="0.0405416666666667" calcext:value-type="float">
            <text:p>0.0405416666666667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1" office:value-type="string" calcext:value-type="string">
            <text:p>TOTAL ENERGY</text:p>
          </table:table-cell>
          <table:table-cell table:formula="of:=[.C34]+[.C40]" office:value-type="float" office:value="0.209055833333333" calcext:value-type="float">
            <text:p>0.209055833333333</text:p>
          </table:table-cell>
          <table:table-cell office:value-type="string" calcext:value-type="string">
            <text:p>kWh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PET Bottle processing</text:p>
          </table:table-cell>
          <table:table-cell table:style-name="ce16" table:number-columns-repeated="2"/>
          <table:table-cell table:style-name="ce23" office:value-type="string" calcext:value-type="string">
            <text:p>3.33 people hours per kilogram of filament.</text:p>
          </table:table-cell>
          <table:table-cell table:number-columns-repeated="13"/>
        </table:table-row>
        <table:table-row table:style-name="ro1">
          <table:table-cell/>
          <table:table-cell table:style-name="ce16" office:value-type="string" calcext:value-type="string">
            <text:p>500mL PET Bottl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ottles</text:p>
          </table:table-cell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500mL PET Bott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ottles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Filament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3D Printing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sed filament</text:p>
          </table:table-cell>
          <table:table-cell table:style-name="ce16" office:value-type="float" office:value="11.33" calcext:value-type="float">
            <text:p>11.33</text:p>
          </table:table-cell>
          <table:table-cell table:style-name="ce16"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rinting time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ET Filament</text:p>
          </table:table-cell>
          <table:table-cell table:style-name="ce16" office:value-type="float" office:value="33.79" calcext:value-type="float">
            <text:p>33.79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Front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Back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ower consumption</text:p>
          </table:table-cell>
          <table:table-cell table:style-name="ce16" table:formula="of:=[.$C$34]" office:value-type="float" office:value="0.168514166666667" calcext:value-type="float">
            <text:p>0.168514166666667</text:p>
          </table:table-cell>
          <table:table-cell table:style-name="ce16"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nused material</text:p>
          </table:table-cell>
          <table:table-cell table:style-name="ce16" table:formula="of:=[.C48]-[.C54]" office:value-type="float" office:value="6.21" calcext:value-type="float">
            <text:p>6.21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Laser Cutting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/>
          <table:table-cell table:style-name="ce16" office:value-type="string" calcext:value-type="string">
            <text:p>mm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MDF Panel</text:p>
          </table:table-cell>
          <table:table-cell table:style-name="ce16" table:formula="of:=70*70*3" office:value-type="float" office:value="14700" calcext:value-type="float">
            <text:p>14700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Front panel</text:p>
          </table:table-cell>
          <table:table-cell table:style-name="ce16" table:formula="of:=65*65*3" office:value-type="float" office:value="12675" calcext:value-type="float">
            <text:p>12675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Waste</text:p>
          </table:table-cell>
          <table:table-cell table:style-name="ce16" table:formula="of:=[.C63]-[.C65]" office:value-type="float" office:value="2025" calcext:value-type="float">
            <text:p>2025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ower consumption</text:p>
          </table:table-cell>
          <table:table-cell table:style-name="ce16" table:formula="of:=[.C40]" office:value-type="float" office:value="0.0405416666666667" calcext:value-type="float">
            <text:p>0.0405416666666667</text:p>
          </table:table-cell>
          <table:table-cell table:style-name="ce16"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ssembly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Front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Back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Front Panel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sb to dip adap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elf adhesive led strip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mini lamp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Process</text:p>
          </table:table-cell>
          <table:table-cell table:style-name="ce19" office:value-type="string" calcext:value-type="string">
            <text:p>Step</text:p>
          </table:table-cell>
          <table:table-cell table:style-name="ce19" office:value-type="string" calcext:value-type="string">
            <text:p>Input Material</text:p>
          </table:table-cell>
          <table:table-cell table:style-name="ce19" office:value-type="string" calcext:value-type="string">
            <text:p>Input Quantity</text:p>
          </table:table-cell>
          <table:table-cell table:style-name="ce19" office:value-type="string" calcext:value-type="string">
            <text:p>Input Unit</text:p>
          </table:table-cell>
          <table:table-cell table:style-name="ce19" office:value-type="string" calcext:value-type="string">
            <text:p>Input Details</text:p>
          </table:table-cell>
          <table:table-cell table:style-name="ce19" office:value-type="string" calcext:value-type="string">
            <text:p>Output Material</text:p>
          </table:table-cell>
          <table:table-cell table:style-name="ce19" office:value-type="string" calcext:value-type="string">
            <text:p>Output Quantity</text:p>
          </table:table-cell>
          <table:table-cell table:style-name="ce19" office:value-type="string" calcext:value-type="string">
            <text:p>Output Unit</text:p>
          </table:table-cell>
          <table:table-cell table:style-name="ce19" office:value-type="string" calcext:value-type="string">
            <text:p>Output Details</text:p>
          </table:table-cell>
          <table:table-cell table:style-name="ce19" office:value-type="string" calcext:value-type="string">
            <text:p>Waste Material</text:p>
          </table:table-cell>
          <table:table-cell table:style-name="ce19" office:value-type="string" calcext:value-type="string">
            <text:p>Waste Quantity</text:p>
          </table:table-cell>
          <table:table-cell table:style-name="ce19" office:value-type="string" calcext:value-type="string">
            <text:p>Waste Unit</text:p>
          </table:table-cell>
          <table:table-cell table:style-name="ce19" office:value-type="string" calcext:value-type="string">
            <text:p>Waste Details</text:p>
          </table:table-cell>
          <table:table-cell table:style-name="ce19" office:value-type="string" calcext:value-type="string">
            <text:p>Estimated Power Consumption kWh</text:p>
          </table:table-cell>
          <table:table-cell table:style-name="ce19" office:value-type="string" calcext:value-type="string">
            <text:p>people hours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Plastic Processing (Recycling)</text:p>
          </table:table-cell>
          <table:table-cell table:style-name="ce31" office:value-type="string" calcext:value-type="string">
            <text:p>PET Bottle Processing</text:p>
          </table:table-cell>
          <table:table-cell table:style-name="ce31" office:value-type="string" calcext:value-type="string">
            <text:p>PET Bottle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Each bottle yields 20g filament</text:p>
          </table:table-cell>
          <table:table-cell table:style-name="ce31" office:value-type="string" calcext:value-type="string">
            <text:p>Filament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Recycled filament from PET bottl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No waste</text:p>
          </table:table-cell>
          <table:table-cell table:style-name="ce31" office:value-type="float" office:value="0.0142" calcext:value-type="float">
            <text:p>0.0142</text:p>
          </table:table-cell>
          <table:table-cell table:style-name="ce31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Plastic Processing (3D Printing)</text:p>
          </table:table-cell>
          <table:table-cell table:style-name="ce31" office:value-type="string" calcext:value-type="string">
            <text:p>3D Printing of Front and Back Case</text:p>
          </table:table-cell>
          <table:table-cell table:style-name="ce31" office:value-type="string" calcext:value-type="string">
            <text:p>PET Filament</text:p>
          </table:table-cell>
          <table:table-cell table:style-name="ce31" office:value-type="float" office:value="33.79" calcext:value-type="float">
            <text:p>33.79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Used 11.33m filament over 94 minutes</text:p>
          </table:table-cell>
          <table:table-cell table:style-name="ce31" office:value-type="string" calcext:value-type="string">
            <text:p>3D Printed Parts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units</text:p>
          </table:table-cell>
          <table:table-cell table:style-name="ce31" office:value-type="string" calcext:value-type="string">
            <text:p>Front and Back Case produced</text:p>
          </table:table-cell>
          <table:table-cell table:style-name="ce31" office:value-type="string" calcext:value-type="string">
            <text:p>Unused Filament</text:p>
          </table:table-cell>
          <table:table-cell table:style-name="ce31" office:value-type="float" office:value="6.21" calcext:value-type="float">
            <text:p>6.21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Leftover filament not used in printing</text:p>
          </table:table-cell>
          <table:table-cell table:style-name="ce31" office:value-type="float" office:value="0.177383333333333" calcext:value-type="float">
            <text:p>0.177383333333333</text:p>
          </table:table-cell>
          <table:table-cell table:style-name="ce31"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Wood Processing (Laser Cutting)</text:p>
          </table:table-cell>
          <table:table-cell table:style-name="ce31" office:value-type="string" calcext:value-type="string">
            <text:p>Laser Cutting of MDF Panel</text:p>
          </table:table-cell>
          <table:table-cell table:style-name="ce31" office:value-type="string" calcext:value-type="string">
            <text:p>MDF Panel</text:p>
          </table:table-cell>
          <table:table-cell table:style-name="ce31" office:value-type="float" office:value="14700" calcext:value-type="float">
            <text:p>14700</text:p>
          </table:table-cell>
          <table:table-cell table:style-name="ce31" office:value-type="string" calcext:value-type="string">
            <text:p>mm³</text:p>
          </table:table-cell>
          <table:table-cell table:style-name="ce31" office:value-type="string" calcext:value-type="string">
            <text:p>Raw panel volume</text:p>
          </table:table-cell>
          <table:table-cell table:style-name="ce31" office:value-type="string" calcext:value-type="string">
            <text:p>Front Panel</text:p>
          </table:table-cell>
          <table:table-cell table:style-name="ce31" office:value-type="float" office:value="12675" calcext:value-type="float">
            <text:p>12675</text:p>
          </table:table-cell>
          <table:table-cell table:style-name="ce31" office:value-type="string" calcext:value-type="string">
            <text:p>mm³</text:p>
          </table:table-cell>
          <table:table-cell table:style-name="ce31" office:value-type="string" calcext:value-type="string">
            <text:p>Panel cut to shape</text:p>
          </table:table-cell>
          <table:table-cell table:style-name="ce31" office:value-type="string" calcext:value-type="string">
            <text:p>Waste MDF</text:p>
          </table:table-cell>
          <table:table-cell table:style-name="ce31" office:value-type="float" office:value="2025" calcext:value-type="float">
            <text:p>2025</text:p>
          </table:table-cell>
          <table:table-cell table:style-name="ce31" office:value-type="string" calcext:value-type="string">
            <text:p>mm³</text:p>
          </table:table-cell>
          <table:table-cell table:style-name="ce31" office:value-type="string" calcext:value-type="string">
            <text:p>Excess material after laser cutting</text:p>
          </table:table-cell>
          <table:table-cell table:style-name="ce31" office:value-type="float" office:value="0.0810833333333333" calcext:value-type="float">
            <text:p>0.0810833333333333</text:p>
          </table:table-cell>
          <table:table-cell table:style-name="ce31"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Assembly</text:p>
          </table:table-cell>
          <table:table-cell table:style-name="ce31" office:value-type="string" calcext:value-type="string">
            <text:p>Mini Lamp Assembly</text:p>
          </table:table-cell>
          <table:table-cell table:style-name="ce31" office:value-type="string" calcext:value-type="string">
            <text:p>Various Components</text:p>
          </table:table-cell>
          <table:table-cell table:number-columns-repeated="2" table:style-name="ce31" office:value-type="string" calcext:value-type="string">
            <text:p>–</text:p>
          </table:table-cell>
          <table:table-cell table:style-name="ce31" office:value-type="string" calcext:value-type="string">
            <text:p>Front/Back Case</text:p>
          </table:table-cell>
          <table:table-cell table:style-name="ce31" office:value-type="string" calcext:value-type="string">
            <text:p><text:s/>Front Panel</text:p>
          </table:table-cell>
          <table:table-cell table:style-name="ce31" office:value-type="string" calcext:value-type="string">
            <text:p><text:s/>USB adapter</text:p>
          </table:table-cell>
          <table:table-cell table:style-name="ce31" office:value-type="string" calcext:value-type="string">
            <text:p><text:s/>LED strip</text:p>
          </table:table-cell>
          <table:table-cell table:style-name="ce31" office:value-type="string" calcext:value-type="string">
            <text:p>Mini Lamp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unit</text:p>
          </table:table-cell>
          <table:table-cell table:style-name="ce31" office:value-type="string" calcext:value-type="string">
            <text:p>Fully assembled lamp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3" calcext:value-type="float">
            <text:p>0.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/>
          <table:table-cell table:style-name="ce31" table:number-columns-repeated="16"/>
          <table:table-cell/>
        </table:table-row>
        <table:table-row table:style-name="ro1">
          <table:table-cell/>
          <table:table-cell table:style-name="ce31" office:value-type="string" calcext:value-type="string">
            <text:p>Total number of parts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units</text:p>
          </table:table-cell>
          <table:table-cell table:style-name="ce31" table:number-columns-repeated="13"/>
          <table:table-cell/>
        </table:table-row>
        <table:table-row table:style-name="ro1">
          <table:table-cell/>
          <table:table-cell table:style-name="ce31" office:value-type="string" calcext:value-type="string">
            <text:p>Number of external sourced parts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units</text:p>
          </table:table-cell>
          <table:table-cell table:style-name="ce31" table:number-columns-repeated="13"/>
          <table:table-cell/>
        </table:table-row>
      </table:table>
      <table:table table:name="hock-tabl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Hock 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interfacer-osh-build-workshops/upcycling-moebelbau-holz-preciousplastic" xlink:type="simple">https://gitlab.fabcity.hamburg/hardware/interfacer-osh-build-workshops/upcycling-moebelbau-holz-preciousplastic</text:a>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od Processing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Lame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lamellas, 10x53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andpa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andpaper, 180 gr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Hardwax 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Hardwax oil, 0.25 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Plank Cutting / Mitering; Lamello groove milling; Sanding inner side; Gluing; Edge smoothing and filling; Sanding outer side; Oilin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st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; Manufacturer: Precious Plastic; Doc: https://community.preciousplastic.com/m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ound wood rod, diameter 22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Beam Cutting; Cutting joints; Drilling connections; Pre-drilling screw holes; Cutting round rods; Frame assembly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ssemb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Align wood and plastic components; Fasten using screw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nal Dimensions</text:p>
          </table:table-cell>
          <table:table-cell office:value-type="string" calcext:value-type="string">
            <text:p>550x350x450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We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Summary of step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Step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Main Operations</text:p>
          </table:table-cell>
          <table:table-cell table:style-name="ce33" table:number-columns-repeated="1020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Machine-based operations for preparing wood components</text:p>
          </table:table-cell>
          <table:table-cell office:value-type="string" calcext:value-type="string">
            <text:p>Plank cutting/mitering; groove milling with Lame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Casting</text:p>
          </table:table-cell>
          <table:table-cell office:value-type="string" calcext:value-type="string">
            <text:p>Melting recycled plastic flakes and casting them into beams</text:p>
          </table:table-cell>
          <table:table-cell office:value-type="string" calcext:value-type="string">
            <text:p>Recycled plastic melting and beam ca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Processing</text:p>
          </table:table-cell>
          <table:table-cell office:value-type="string" calcext:value-type="string">
            <text:p>Machining and shaping of plastic beams for structural use</text:p>
          </table:table-cell>
          <table:table-cell office:value-type="string" calcext:value-type="string">
            <text:p>Beam cutting; joint sawing; drilling and pre-drilling; round rod cut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Hand-finishing of wood parts for aesthetics and bonding</text:p>
          </table:table-cell>
          <table:table-cell office:value-type="string" calcext:value-type="string">
            <text:p>Inner sanding; gluing; edge trimming; outer sanding; o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integration of wood and plastic components into the finished product</text:p>
          </table:table-cell>
          <table:table-cell office:value-type="string" calcext:value-type="string">
            <text:p>Frame building; aligning and fastening with screws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1" office:value-type="string" calcext:value-type="string">
            <text:p>Detailed process (As in repository instructions)</text:p>
          </table:table-cell>
          <table:table-cell table:number-columns-repeated="1022"/>
        </table:table-row>
        <table:table-row table:style-name="ro1">
          <table:table-cell table:style-name="ce21"/>
          <table:table-cell table:number-columns-repeated="1022"/>
        </table:table-row>
        <table:table-row table:style-name="ro1"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Step</text:p>
          </table:table-cell>
          <table:table-cell table:style-name="ce33" office:value-type="string" calcext:value-type="string">
            <text:p>Input Material</text:p>
          </table:table-cell>
          <table:table-cell table:style-name="ce33" office:value-type="string" calcext:value-type="string">
            <text:p>Input Quantity</text:p>
          </table:table-cell>
          <table:table-cell table:style-name="ce33" office:value-type="string" calcext:value-type="string">
            <text:p>Input Unit</text:p>
          </table:table-cell>
          <table:table-cell table:style-name="ce33" office:value-type="string" calcext:value-type="string">
            <text:p>Input Details</text:p>
          </table:table-cell>
          <table:table-cell table:style-name="ce33" office:value-type="string" calcext:value-type="string">
            <text:p>Output Material</text:p>
          </table:table-cell>
          <table:table-cell table:style-name="ce33" office:value-type="string" calcext:value-type="string">
            <text:p>Output Quantity</text:p>
          </table:table-cell>
          <table:table-cell table:style-name="ce33" office:value-type="string" calcext:value-type="string">
            <text:p>Output Unit</text:p>
          </table:table-cell>
          <table:table-cell table:style-name="ce33" office:value-type="string" calcext:value-type="string">
            <text:p>Output Details</text:p>
          </table:table-cell>
          <table:table-cell table:style-name="ce33" office:value-type="string" calcext:value-type="string">
            <text:p>Estimated Energy (kWh)</text:p>
          </table:table-cell>
          <table:table-cell table:style-name="ce33"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Plank Cutting / Mitering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itered plank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Lamello Groove Milling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roove milled</text:p>
          </table:table-cell>
          <table:table-cell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lastic Beam Cutting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cision cut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Sawing Joints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wn joint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Drilling Joints</text:p>
          </table:table-cell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rilled joints</text:p>
          </table:table-cell>
          <table:table-cell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re-Drilling Screw Holes</text:p>
          </table:table-cell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-drill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Cutting Round Rods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2 mm diameter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ut to length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Inner Surface</text:p>
          </table:table-cell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ner surface sand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bo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Edge Trimming / Rou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dges trimmed and smooth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Outer Surface</text:p>
          </table:table-cell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er surface sand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Oiling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oiling; uses Hardwax Oil (0.25 l)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il finish appli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6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7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2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3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table:style-name="ce21"/>
          <table:table-cell table:number-columns-repeated="1022"/>
        </table:table-row>
        <table:table-row table:style-name="ro1">
          <table:table-cell table:style-name="ce34" office:value-type="string" calcext:value-type="string">
            <text:p>Simplified Process (Added plastic casting)</text:p>
          </table:table-cell>
          <table:table-cell table:style-name="ce31" table:number-columns-repeated="10"/>
          <table:table-cell table:number-columns-repeated="1012"/>
        </table:table-row>
        <table:table-row table:style-name="ro1">
          <table:table-cell table:style-name="ce31" table:number-columns-repeated="11"/>
          <table:table-cell table:number-columns-repeated="1012"/>
        </table:table-row>
        <table:table-row table:style-name="ro1">
          <table:table-cell table:style-name="ce35" office:value-type="string" calcext:value-type="string">
            <text:p>Category</text:p>
          </table:table-cell>
          <table:table-cell table:style-name="ce35" office:value-type="string" calcext:value-type="string">
            <text:p>Step</text:p>
          </table:table-cell>
          <table:table-cell table:style-name="ce35" office:value-type="string" calcext:value-type="string">
            <text:p>Input Material</text:p>
          </table:table-cell>
          <table:table-cell table:style-name="ce35" office:value-type="string" calcext:value-type="string">
            <text:p>Input Quantity</text:p>
          </table:table-cell>
          <table:table-cell table:style-name="ce35" office:value-type="string" calcext:value-type="string">
            <text:p>Input Unit</text:p>
          </table:table-cell>
          <table:table-cell table:style-name="ce35" office:value-type="string" calcext:value-type="string">
            <text:p>Input Details</text:p>
          </table:table-cell>
          <table:table-cell table:style-name="ce35" office:value-type="string" calcext:value-type="string">
            <text:p>Output Material</text:p>
          </table:table-cell>
          <table:table-cell table:style-name="ce35" office:value-type="string" calcext:value-type="string">
            <text:p>Output Quantity</text:p>
          </table:table-cell>
          <table:table-cell table:style-name="ce35" office:value-type="string" calcext:value-type="string">
            <text:p>Output Unit</text:p>
          </table:table-cell>
          <table:table-cell table:style-name="ce35" office:value-type="string" calcext:value-type="string">
            <text:p>Output Details</text:p>
          </table:table-cell>
          <table:table-cell table:style-name="ce35" office:value-type="string" calcext:value-type="string">
            <text:p>Estimated Energy (kWh)</text:p>
          </table:table-cell>
          <table:table-cell table:style-name="ce33" table:number-columns-repeated="1012"/>
        </table:table-row>
        <table:table-row table:style-name="ro1">
          <table:table-cell table:style-name="ce36" office:value-type="string" calcext:value-type="string">
            <text:p>Wood Processing (CNC)</text:p>
          </table:table-cell>
          <table:table-cell table:style-name="ce36" office:value-type="string" calcext:value-type="string">
            <text:p>Plank Cutting and Groove Milling</text:p>
          </table:table-cell>
          <table:table-cell table:style-name="ce36" office:value-type="string" calcext:value-type="string">
            <text:p>Raw wood plank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Bohlen Zuschnitt / Gehrung and Lamello operations</text:p>
          </table:table-cell>
          <table:table-cell table:style-name="ce36" office:value-type="string" calcext:value-type="string">
            <text:p>Planks with miter cuts and lamello groove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Miter cuts and groove milled</text:p>
          </table:table-cell>
          <table:table-cell table:style-name="ce36" office:value-type="float" office:value="0.38" calcext:value-type="float">
            <text:p>0.38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Manual Wood Finishing</text:p>
          </table:table-cell>
          <table:table-cell table:style-name="ce36" office:value-type="string" calcext:value-type="string">
            <text:p>Hand-finishing</text:p>
          </table:table-cell>
          <table:table-cell table:style-name="ce36" office:value-type="string" calcext:value-type="string">
            <text:p>Planks with lamello groove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Inner sanding, edge rounding, outer sanding, and oiling</text:p>
          </table:table-cell>
          <table:table-cell table:style-name="ce36" office:value-type="string" calcext:value-type="string">
            <text:p>Finished wood panels (Oiled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Wood panels finished with oil</text:p>
          </table:table-cell>
          <table:table-cell table:style-name="ce36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Manual Wood Finishing</text:p>
          </table:table-cell>
          <table:table-cell table:style-name="ce36" office:value-type="string" calcext:value-type="string">
            <text:p>Hand-finishing</text:p>
          </table:table-cell>
          <table:table-cell table:style-name="ce36" office:value-type="string" calcext:value-type="string">
            <text:p>Wood Glu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Used for gluing</text:p>
          </table:table-cell>
          <table:table-cell table:style-name="ce36" office:value-type="string" calcext:value-type="string">
            <text:p>Finished wood panels (Oiled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Wood panels finished with oil</text:p>
          </table:table-cell>
          <table:table-cell table:style-name="ce36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Plastic Casting</text:p>
          </table:table-cell>
          <table:table-cell table:style-name="ce36" office:value-type="string" calcext:value-type="string">
            <text:p>Plastic Beam Casting</text:p>
          </table:table-cell>
          <table:table-cell table:style-name="ce36" office:value-type="string" calcext:value-type="string">
            <text:p>Recycled plastic flake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Melting and casting into beams</text:p>
          </table:table-cell>
          <table:table-cell table:style-name="ce36" office:value-type="string" calcext:value-type="string">
            <text:p>Plastic Beam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Beams cast from melted plastic</text:p>
          </table:table-cell>
          <table:table-cell table:style-name="ce36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Plastic Processing</text:p>
          </table:table-cell>
          <table:table-cell table:style-name="ce36" office:value-type="string" calcext:value-type="string">
            <text:p>Machining Plastic Beams</text:p>
          </table:table-cell>
          <table:table-cell table:style-name="ce36" office:value-type="string" calcext:value-type="string">
            <text:p>Plastic Beam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Beam cutting, joint sawing, drilling, pre-drilling, and round rod cutting</text:p>
          </table:table-cell>
          <table:table-cell table:style-name="ce36" office:value-type="string" calcext:value-type="string">
            <text:p>Processed plastic components (Pre-drilled beams, cut round rods, Plastic Frame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Machined plastic parts and assembled Plastic Frame</text:p>
          </table:table-cell>
          <table:table-cell table:style-name="ce36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Assembly</text:p>
          </table:table-cell>
          <table:table-cell table:style-name="ce36" office:value-type="string" calcext:value-type="string">
            <text:p>Final Assembly</text:p>
          </table:table-cell>
          <table:table-cell table:style-name="ce36" office:value-type="string" calcext:value-type="string">
            <text:p>Finished wood panels (Oiled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Pre-finished wood panels</text:p>
          </table:table-cell>
          <table:table-cell table:style-name="ce36" office:value-type="string" calcext:value-type="string">
            <text:p>Final Precious Hocker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Fully assembled product</text:p>
          </table:table-cell>
          <table:table-cell table:style-name="ce36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Assembly</text:p>
          </table:table-cell>
          <table:table-cell table:style-name="ce36" office:value-type="string" calcext:value-type="string">
            <text:p>Final Assembly</text:p>
          </table:table-cell>
          <table:table-cell table:style-name="ce36" office:value-type="string" calcext:value-type="string">
            <text:p>Plastic Fram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Assembled plastic frame</text:p>
          </table:table-cell>
          <table:table-cell table:style-name="ce36" office:value-type="string" calcext:value-type="string">
            <text:p>Final Precious Hocker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Fully assembled product</text:p>
          </table:table-cell>
          <table:table-cell table:style-name="ce36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Assembly</text:p>
          </table:table-cell>
          <table:table-cell table:style-name="ce36" office:value-type="string" calcext:value-type="string">
            <text:p>Final Assembly</text:p>
          </table:table-cell>
          <table:table-cell table:style-name="ce36" office:value-type="string" calcext:value-type="string">
            <text:p>Screws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Countersunk chipboard screws, 4x60</text:p>
          </table:table-cell>
          <table:table-cell table:style-name="ce36" office:value-type="string" calcext:value-type="string">
            <text:p>Final Precious Hocker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Fully assembled product</text:p>
          </table:table-cell>
          <table:table-cell table:style-name="ce36" office:value-type="float" office:value="0.1" calcext:value-type="float">
            <text:p>0.1</text:p>
          </table:table-cell>
          <table:table-cell table:number-columns-repeated="1012"/>
        </table:table-row>
      </table:table>
      <table:table table:name="scooter" table:style-name="ta1">
        <table:shapes>
          <draw:frame draw:z-index="0" draw:name="Text Frame 1" draw:style-name="gr1" draw:text-style-name="P1" svg:width="8.5949in" svg:height="5.3437in" svg:x="0.2224in" svg:y="0.4386in">
            <draw:text-box>
              <text:p>Information:<text:line-break/><text:line-break/>CNC milling: aluminium sheet, 3 mm thickness</text:p>
              <text:p>- sheet: 155 mm x 100 mm = 15500 mm²</text:p>
              <text:p>- 3 parts: total 8764 mm²</text:p>
              <text:p>- offcut/waste: 6736 mm²</text:p>
              <text:p>--&gt; see attached PDF file</text:p>
              <text:p/>
              <text:p>CNC milling: aluminium sheet, 6 mm thickness</text:p>
              <text:p>- sheet: 200 mm x 110 mm = 22000 mm²</text:p>
              <text:p>- 2 parts: total 15652 mm²</text:p>
              <text:p>- offcut/waste: 6348 mm²</text:p>
              <text:p>--&gt; see attached PDF file</text:p>
              <text:p/>
              <text:p>CNC milling: recycled plastic (HDPE or PP), 10 mm thickness</text:p>
              <text:p>- sheet: 490 mm x 120 mm = 58800 mm²</text:p>
              <text:p>- 1 part: 40640 mm²</text:p>
              <text:p>- offcut/waste: 18160 mm²</text:p>
              <text:p>--&gt; see attached PDF file</text:p>
              <text:p/>
              <text:p>3D printing: 15 parts, PLA or PETG</text:p>
              <text:p>total (for all 15 parts): 43 grams of filament</text:p>
              <text:p>(about 3 h 16 min printing time on one 3D printer)</text:p>
              <text:p/>
              <text:p>Aluminium square tubes, sawing by hand or with an electric saw (4 parts):</text:p>
              <text:p>80x40 mm, length = 120 mm</text:p>
              <text:p>40x40 mm, length = 318 mm</text:p>
              <text:p>25x25 mm, length = 367 mm</text:p>
              <text:p>25x25 mm, length = 112 mm</text:p>
            </draw:text-box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8" table:default-cell-style-name="Default"/>
        <table:table-row table:style-name="ro1">
          <table:table-cell table:style-name="ce21" office:value-type="string" calcext:value-type="string">
            <text:p>Orcular scooter</text:p>
          </table:table-cell>
          <table:table-cell table:style-name="ce21"/>
          <table:table-cell table:number-columns-repeated="13"/>
        </table:table-row>
        <table:table-row table:style-name="ro1">
          <table:table-cell office:value-type="string" calcext:value-type="string">
            <text:p>link</text:p>
          </table:table-cell>
          <table:table-cell table:style-name="ce23" office:value-type="string" calcext:value-type="string">
            <text:p><text:a xlink:href="https://www.orcular.org/orcudispenser" xlink:type="simple">https://www.orcular.org/orcudispenser</text:a></text:p>
          </table:table-cell>
          <table:table-cell/>
          <table:table-cell table:style-name="ce21"/>
          <table:table-cell table:number-columns-repeated="11"/>
        </table:table-row>
        <table:table-row table:style-name="ro1" table:number-rows-repeated="9">
          <table:table-cell table:number-columns-repeated="15"/>
        </table:table-row>
        <table:table-row table:style-name="ro1">
          <table:table-cell/>
          <table:table-cell table:style-name="ce21" table:number-columns-repeated="2"/>
          <table:table-cell table:number-columns-repeated="12"/>
        </table:table-row>
        <table:table-row table:style-name="ro1" table:number-rows-repeated="20"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/>
          <table:table-cell table:style-name="ce21"/>
          <table:table-cell table:number-columns-repeated="13"/>
        </table:table-row>
        <table:table-row table:style-name="ro1">
          <table:table-cell table:style-name="ce21" office:value-type="string" calcext:value-type="string">
            <text:p>Process</text:p>
          </table:table-cell>
          <table:table-cell table:style-name="ce24" office:value-type="string" calcext:value-type="string">
            <text:p>Step</text:p>
          </table:table-cell>
          <table:table-cell table:style-name="ce21" office:value-type="string" calcext:value-type="string">
            <text:p>Input Material</text:p>
          </table:table-cell>
          <table:table-cell table:style-name="ce21" office:value-type="string" calcext:value-type="string">
            <text:p>Input Quantity</text:p>
          </table:table-cell>
          <table:table-cell table:style-name="ce21" office:value-type="string" calcext:value-type="string">
            <text:p>Input Unit</text:p>
          </table:table-cell>
          <table:table-cell table:style-name="ce21" office:value-type="string" calcext:value-type="string">
            <text:p>Input Details</text:p>
          </table:table-cell>
          <table:table-cell table:style-name="ce21" office:value-type="string" calcext:value-type="string">
            <text:p>Output Material</text:p>
          </table:table-cell>
          <table:table-cell table:style-name="ce21" office:value-type="string" calcext:value-type="string">
            <text:p>Output Quantity</text:p>
          </table:table-cell>
          <table:table-cell table:style-name="ce21" office:value-type="string" calcext:value-type="string">
            <text:p>Output Unit</text:p>
          </table:table-cell>
          <table:table-cell table:style-name="ce21" office:value-type="string" calcext:value-type="string">
            <text:p>Output Details</text:p>
          </table:table-cell>
          <table:table-cell table:style-name="ce21" office:value-type="string" calcext:value-type="string">
            <text:p>Waste Material</text:p>
          </table:table-cell>
          <table:table-cell table:style-name="ce21" office:value-type="string" calcext:value-type="string">
            <text:p>Waste Quantity</text:p>
          </table:table-cell>
          <table:table-cell table:style-name="ce21" office:value-type="string" calcext:value-type="string">
            <text:p>Waste Unit</text:p>
          </table:table-cell>
          <table:table-cell table:style-name="ce21" office:value-type="string" calcext:value-type="string">
            <text:p>Waste Details</text:p>
          </table:table-cell>
          <table:table-cell table:style-name="ce21" office:value-type="string" calcext:value-type="string">
            <text:p>Estimated Power Consumption kWh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office:value-type="string" calcext:value-type="string">
            <text:p>CNC Milling – Aluminium 3mm Sheet</text:p>
          </table:table-cell>
          <table:table-cell office:value-type="string" calcext:value-type="string">
            <text:p>Aluminium Sheet (3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155 mm x 100 mm (15,5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8,764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736" calcext:value-type="float">
            <text:p>6736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table:style-name="ce25" office:value-type="string" calcext:value-type="string">
            <text:p>CNC Milling – Aluminium 6mm Sheet</text:p>
          </table:table-cell>
          <table:table-cell office:value-type="string" calcext:value-type="string">
            <text:p>Aluminium Sheet (6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200 mm x 110 mm (22,0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15,652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Plastic Processing (Sheet Production)</text:p>
          </table:table-cell>
          <table:table-cell office:value-type="string" calcext:value-type="string">
            <text:p>Recycled Plastic Sheet Production</text:p>
          </table:table-cell>
          <table:table-cell office:value-type="string" calcext:value-type="string">
            <text:p>Recycled Plastic Granulate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arget sheet: 490 mm x 120 mm (58,800 mm²), 10 mm thick; produced locally</text:p>
          </table:table-cell>
          <table:table-cell office:value-type="string" calcext:value-type="string">
            <text:p>Recycled Plastic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 for subsequent CNC milling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measurable waste data availabl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CNC Milling – Recycled Plastic Sheet</text:p>
          </table:table-cell>
          <table:table-cell office:value-type="string" calcext:value-type="string">
            <text:p>Recycled Plastic Sheet (HDPE/P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490 mm x 120 mm (58,800 mm²), 10 mm thick</text:p>
          </table:table-cell>
          <table:table-cell office:value-type="string" calcext:value-type="string">
            <text:p>Milled Plastic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rea used: 40,640 mm² for the part</text:p>
          </table:table-cell>
          <table:table-cell office:value-type="string" calcext:value-type="string">
            <text:p>Plastic Offcut/Waste</text:p>
          </table:table-cell>
          <table:table-cell office:value-type="float" office:value="18160" calcext:value-type="float">
            <text:p>18160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lastic Processing (3D Printing)</text:p>
          </table:table-cell>
          <table:table-cell table:style-name="ce15" office:value-type="string" calcext:value-type="string">
            <text:p>3D Printing of Parts</text:p>
          </table:table-cell>
          <table:table-cell office:value-type="string" calcext:value-type="string">
            <text:p>PLA/PETG Filamen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otal filament for 15 parts; approx. 3 h 16 min printing time</text:p>
          </table:table-cell>
          <table:table-cell office:value-type="string" calcext:value-type="string">
            <text:p>3D Printed Pa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yer-by-layer printed components</text:p>
          </table:table-cell>
          <table:table-cell office:value-type="string" calcext:value-type="string">
            <text:p>Unused Fila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Assumed minimal waste in process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office:value-type="string" calcext:value-type="string">
            <text:p>Sawing – Aluminium Square Tube (80×40 mm)</text:p>
          </table:table-cell>
          <table:table-cell office:value-type="string" calcext:value-type="string">
            <text:p>Aluminium Square Tube Blank (8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80×40 mm; raw length sufficient for 120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20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40×40 mm)</text:p>
          </table:table-cell>
          <table:table-cell office:value-type="string" calcext:value-type="string">
            <text:p>Aluminium Square Tube Blank (4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40×40 mm; raw length sufficient for 318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18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Long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367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67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Short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112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12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Scooter Kit Assembly</text:p>
          </table:table-cell>
          <table:table-cell office:value-type="string" calcext:value-type="string">
            <text:p>Manufactured Parts &amp; Purchased Component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cludes CNC milled parts, 3D printed parts, sawed aluminium tubes, screws, nuts, wheels, handles</text:p>
          </table:table-cell>
          <table:table-cell office:value-type="string" calcext:value-type="string">
            <text:p>Scooter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 kit for self-assembly or facility assembly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additional waste in assembly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1"/>
          <table:table-cell table:number-columns-repeated="13"/>
        </table:table-row>
        <table:table-row table:style-name="ro1" table:number-rows-repeated="3">
          <table:table-cell/>
          <table:table-cell table:style-name="ce14"/>
          <table:table-cell table:number-columns-repeated="13"/>
        </table:table-row>
        <table:table-row table:style-name="ro1" table:number-rows-repeated="2">
          <table:table-cell/>
          <table:table-cell table:style-name="ce15"/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1"/>
          <table:table-cell table:number-columns-repeated="13"/>
        </table:table-row>
        <table:table-row table:style-name="ro1">
          <table:table-cell/>
          <table:table-cell table:style-name="ce14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11:02:42.879109607</dc:date>
    <meta:editing-duration>PT4H12M17S</meta:editing-duration>
    <meta:editing-cycles>19</meta:editing-cycles>
    <meta:generator>LibreOffice/7.3.7.2$Linux_X86_64 LibreOffice_project/30$Build-2</meta:generator>
    <meta:document-statistic meta:table-count="3" meta:cell-count="841" meta:object-count="1"/>
  </office:meta>
</office:document-meta>
</file>